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yło pięknie, ładnie i przyjemnie. A potem wszystko zostało zniszczone/spalone, ludzie zginęli, kobiety krzyczały, a dzieci płakały. Tak, właśnie twoje ulubione wydawnictwo postanowiło wprowadzić jakąś większą zmianę w swoim świecie komiksowym. Mam nadzieję, że prąd w moim bunkrze będzie jeszcze działał przez pewien czas. </text:p>
      <text:p text:style-name="P1"/>
      <text:p text:style-name="P1">Co mam na myśli, mówiąc o wielkiej zmianie w świecie. Nie chodzi tu o śmierć bohatera, bo i tak z czasem wróci, nie chodzi o to, że Batman postanowił się ubierać na różowo, nie chodzi też o to, że Deadpool wymordował wszystko, co się dało, i teraz przeszedł do kolejnego świata po nowe trupy. Chodzi mi o jakieś ogromne wydarzenie, które ma zmienić status quo. </text:p>
      <text:p text:style-name="P1"/>
      <text:p text:style-name="P1">I żeby nie było, nie mówię tylko o komiksach. W książkach, w filmach, serialach, wszędzie mogą czekać nas duże zmiany.<office:annotation><dc:date>0000-00-00T00:00:00</dc:date><text:p text:style-name="P3"><text:span text:style-name="T2">Mam wrażenie, że niejedna osoba będzie chciała cię ubić za taki spoiler :P Poza tym, z tego co Martin powiedział w jednym wywiadów, koleś mógł jednak przeżyć.</text:span></text:p></office:annotation><office:annotation><dc:date>0000-00-00T00:00:00</dc:date><text:p text:style-name="P3"><text:span text:style-name="T2">wiem &lt;33 </text:span></text:p><text:p text:style-name="P3"><text:span text:style-name="T2">specjalnie to napisałem</text:span></text:p></office:annotation> Przykładem jest choćby zasztyletowanie Jona Snow, który miał wielce ocalić świat przed białymi zombie, a teraz leży i gnije w śniegu. Wiele pomocy to on już nie przyniesie, no, może jako pokarm dla koni. </text:p>
      <text:p text:style-name="P1"/>
      <text:p text:style-name="P1">Może zadajmy sobie na początku pytanie, po co takie coś jest w ogóle robione? No cóż, na pewno pozwala to twórcom dodać trochę świeżości do tego, co robią. Również zaskoczenie i zszokowanie widzów może być celem. A w komiksach pozwala bez komplikacji wprowadzić zmiany, jakie planował wydawca. Tutaj przykładem jest „Secret Wars”. Marvel już od jakiegoś czasu chciał połączyć wszystkie uniwersa w jedno, żeby mogła istnieć ciągłość historii, ale w jednym świecie. Tak więc co zrobił? Kompletny Armageddon, zderzenie dwóch równoległych światów, śmierć miliardów. A teraz Doktor Doom został bogiem i wszędzie jest kolorowo i pięknie… do czasu oczywiście. </text:p>
      <text:p text:style-name="P1"/>
      <text:p text:style-name="P1">Teraz pytanie, jak można podzielić takie zmiany? Ja osobiście mam dwa typy. Pierwszy, gdzie oryginalny autor robi coś, co kompletnie zaskakuje fanów. Czy to zabicie jakiejś ważnej postaci, czy wydarzenie, które nagle zmieniło całą sytuację, czy też pojawienie się nowego problemu. Brzmi niewinnie, ale takie rzeczy to są wielkie zmiany w hermetycznie zamkniętych światach, które mogą zrobić więcej złego niż dobrego. Drugim typem są zmiany, które wprowadza ktoś inny w świecie oryginalnego autora. Tutaj znów przykład z „Gry o Tron”. Jaime Lannister nigdy nie był w Dorne (co bardzo wyraźnie podkreśliła Cahan, susząc nam tym głowy). Wszystkie wydarzenia, jakie miały tam miejsce w serialu, w książce nigdy się nie zdarzyły.</text:p>
      <text:p text:style-name="P1"/>
      <text:p text:style-name="P1">A więc zmiana została już wprowadzona. No i teraz co dalej. Fani na pewno podzielą się na dwie grupy.</text:p>
      <text:p text:style-name="P1"/>
      <text:p text:style-name="P1">Takich, którym nie będzie to przeszkadzać, nawet będzie im się to podobać. Będą ciekawi, co zdarzy się dalej, będą śledzić wątki, ponieważ lubią daną książkę, film, serial czy komiks. Oczywiście, mogą być zasmuceni, mogą im się nie podobać nadchodzące zmiany, mogą mieć nawet pretensje do twórcy, ale nie zmieni to ich podejścia do ogółu. </text:p>
      <text:p text:style-name="P1"/>
      <text:p text:style-name="P1">Drugi typ będzie mniej łaskawy. Mogą być nawet wściekli o to, co zostało zrobione. Mogą narzekać, jęczeć, wyzywać, bić, kopać, podpalać i mordować. Ale nic to nie zmieni. Zmiana została wprowadzona i wydawcy/twórcy nie będzie brakować kilku osób, które mogą nawet odejść od tego, co ich interesuje, skoro liczą na to, że nowa zmiana zainteresuje o wiele większą grupę. </text:p>
      <text:p text:style-name="P1"><text:soft-page-break/>A właśnie, kwestia zainteresowania osób postronnych. To też może być celem zmian. Tutaj przykładem jest to, co zrobiło DC. Tworząc „The New 52”, pozwolili osobom, które nigdy nie miały nic wspólnego z komiksami, ale spodobał im się np. filmowy Batman, by mogły wciągnąć się w świat komiksów. Nowe historie, nowe postacie, odmienione lub też kompletnie zmienione stare. Starzy wyjadacze mogą być wściekli i się denerwować, ale ilość nowych osób, jaka może przyjść, jest o wiele większa.</text:p>
      <text:p text:style-name="P1"/>
      <text:p text:style-name="P1">To samo z grami z serii Castlevania. Dwie części, jakie zostały ostatnio wydane, też spowodowały burzę u starych fanów, którzy zęby zjedli na biciu batem wampirów i potworów. Ale ilość nowych fanów, których przyciągnęła nowa historia oraz oprawa, jest o wiele większa. A jak by na to nie patrzeć, dla każdego autora poza tym, żeby móc podzielić się swoją wizją, ważne jest też, by na niej zarobić. Samą wyobraźnią człowiek za chleb nie zapłaci. </text:p>
      <text:p text:style-name="P1"/>
      <text:p text:style-name="P1">No ale jednak co ze starymi fanami, których nowe zmiany aż tak nie drażnią? No cóż, na pewno będą musieli się z czymś pożegnać, ale dostaną też coś nowego. I chociaż może zginąć ich ulubiona postać, może zostać zniszczona ich ulubiona para, czy może nawet zostać kompletnie zmieniona historia jednego z bohaterów, nie ma co się martwić. </text:p>
      <text:p text:style-name="P1"/>
      <text:p text:style-name="P1">O to właśnie mi chodzi, by zaakceptować zmiany, a nie walczyć z nimi na siłę. Zaakceptujmy zmiany, jakie zostały nam zaserwowane, a na pewno oszczędzimy sobie trochę nerwów. Nie ma co się wykłócać z nowymi twórcami, bo i tak nic nie zmienimy. Jeżeli damy im szansę, wprowadzone zabiegi mogą nam się z czasem spodobać albo zaciekawić czymś nowym. Jeżeli jednak nie będziemy przekonani, to w każdej chwili możemy zrezygnować i znaleźć nową rzecz, która będzie nas interesować. Tak przynajmniej ja uważam. A teraz przepraszam, ale prąd się kończy, a ja nie mam wystarczająco benzyny, by nalać do generatora. </text:p>
      <text:p text:style-name="P1"/>
      <text:p text:style-name="P1"/>
      <text:p text:style-name="P1"><text:a xlink:type="simple" xlink:href="http://www.kuba-pichci.pl/wp-content/uploads/2013/04/Change-460x345.jpg" text:style-name="Internet_20_link" text:visited-style-name="Visited_20_Internet_20_Link"><text:span text:style-name="T1">baner</text:span></text:a></text:p>
      <text:p text:style-name="P1"><text:a xlink:type="simple" xlink:href="http://elllo.org/Assets/images/P1201/1219-0-cry.jpg" text:style-name="Internet_20_link" text:visited-style-name="Visited_20_Internet_20_Link">obrazek</text:a><text:a xlink:type="simple" xlink:href="http://elllo.org/Assets/images/P1201/1219-0-cry.jpg" text:style-name="Internet_20_link" text:visited-style-name="Visited_20_Internet_20_Link"> 2</text:a></text:p>
      <text:p text:style-name="P1"><text:a xlink:type="simple" xlink:href="http://www.war-gamer.co.uk/wp-content/uploads/2013/07/324df46b6436-xl.jpg" text:style-name="Internet_20_link" text:visited-style-name="Visited_20_Internet_20_Link">obrazek</text:a><text:a xlink:type="simple" xlink:href="http://www.war-gamer.co.uk/wp-content/uploads/2013/07/324df46b6436-xl.jpg" text:style-name="Internet_20_link" text:visited-style-name="Visited_20_Internet_20_Link"> 3 </text: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20T15:37:47.730000000</dc:date>
    <meta:editing-duration>PT25M6S</meta:editing-duration>
    <meta:document-statistic meta:table-count="0" meta:image-count="0" meta:object-count="0" meta:page-count="2" meta:paragraph-count="15" meta:word-count="814" meta:character-count="5090" meta:non-whitespace-character-count="4281"/>
  </office:meta>
</office:document-meta>
</file>